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53cm"/>
    </style:style>
    <style:style style:name="gr3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4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Strichpunkt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5.645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54cm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99ff99" fo:min-height="0.454cm"/>
    </style:style>
    <style:style style:name="gr12" style:family="graphic" style:parent-style-name="standard">
      <style:graphic-properties draw:stroke="none" svg:stroke-color="#000000" draw:fill="none" draw:fill-color="#ffffff" fo:min-height="0.437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Strichpunkt" svg:stroke-width="0cm" svg:stroke-color="#999999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34cm"/>
    </style:style>
    <style:style style:name="gr16" style:family="graphic" style:parent-style-name="objectwithoutfill">
      <style:graphic-properties draw:stroke="dash" draw:stroke-dash="Fine_20_Dashed_20__28_var_29_" draw:marker-end="Arrow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Strichpunkt" draw:marker-end="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399cm"/>
    </style:style>
    <style:style style:name="gr21" style:family="graphic" style:parent-style-name="objectwithoutfill">
      <style:graphic-properties draw:stroke="dash" draw:stroke-dash="Strichpunkt" svg:stroke-color="#999999" draw:marker-end="Arrow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6cm"/>
    </style:style>
    <style:style style:name="gr23" style:family="graphic" style:parent-style-name="standard">
      <style:graphic-properties draw:stroke="none" svg:stroke-color="#000000" draw:fill="none" draw:fill-color="#99ff99" fo:min-height="0.907cm"/>
    </style:style>
    <style:style style:name="gr24" style:family="graphic" style:parent-style-name="standard">
      <style:graphic-properties draw:stroke="none" svg:stroke-color="#000000" draw:fill="none" draw:fill-color="#ffffff" fo:min-height="0.37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fo:font-weight="bold" style:font-size-asian="12pt" style:font-size-complex="12pt"/>
    </style:style>
    <style:style style:name="P5" style:family="paragraph">
      <style:paragraph-properties fo:text-align="center"/>
      <style:text-properties fo:color="#ff3333" fo:font-size="11pt" fo:font-weight="bold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1pt" fo:font-weight="bold" style:font-size-asian="11pt" style:font-size-complex="11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style:text-properties fo:font-size="10pt" fo:font-style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color="#ff3333" fo:font-size="11pt" fo:font-weight="bold" style:font-size-asian="11pt" style:font-size-complex="11pt"/>
    </style:style>
    <style:style style:name="T5" style:family="text">
      <style:text-properties fo:font-size="11pt" fo:font-weight="bold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0.4cm" svg:y1="3.797cm" svg:x2="34.1cm" svg:y2="3.797cm">
          <text:p/>
        </draw:line>
        <draw:frame draw:style-name="gr2" draw:text-style-name="P3" draw:layer="layout" svg:width="3.7cm" svg:height="0.603cm" svg:x="30.4cm" svg:y="3.097cm">
          <draw:text-box>
            <text:p text:style-name="P2"><text:span text:style-name="T1">Carries Instance</text:span></text:p>
          </draw:text-box>
        </draw:frame>
        <draw:line draw:style-name="gr3" draw:text-style-name="P1" draw:layer="layout" svg:x1="30.4cm" svg:y1="4.597cm" svg:x2="34.1cm" svg:y2="4.597cm">
          <text:p/>
        </draw:line>
        <draw:frame draw:style-name="gr2" draw:text-style-name="P3" draw:layer="layout" svg:width="3.7cm" svg:height="0.603cm" svg:x="30.4cm" svg:y="3.997cm">
          <draw:text-box>
            <text:p text:style-name="P2"><text:span text:style-name="T1">Carries Pointer</text:span></text:p>
          </draw:text-box>
        </draw:frame>
        <draw:line draw:style-name="gr4" draw:text-style-name="P1" draw:layer="layout" svg:x1="30.4cm" svg:y1="2.997cm" svg:x2="34cm" svg:y2="2.997cm">
          <text:p/>
        </draw:line>
        <draw:frame draw:style-name="gr2" draw:text-style-name="P3" draw:layer="layout" svg:width="3.6cm" svg:height="0.603cm" svg:x="30.4cm" svg:y="2.397cm">
          <draw:text-box>
            <text:p text:style-name="P2"><text:span text:style-name="T1">Inherits from</text:span></text:p>
          </draw:text-box>
        </draw:frame>
        <draw:line draw:style-name="gr5" draw:text-style-name="P1" draw:layer="layout" svg:x1="30.4cm" svg:y1="5.497cm" svg:x2="34.1cm" svg:y2="5.497cm">
          <text:p/>
        </draw:line>
        <draw:frame draw:style-name="gr2" draw:text-style-name="P3" draw:layer="layout" svg:width="2.5cm" svg:height="0.603cm" svg:x="30.9cm" svg:y="4.797cm">
          <draw:text-box>
            <text:p text:style-name="P2"><text:span text:style-name="T1">Callback to</text:span></text:p>
          </draw:text-box>
        </draw:frame>
        <draw:frame draw:style-name="gr6" draw:text-style-name="P4" draw:layer="layout" svg:width="6.145cm" svg:height="1.068cm" svg:x="1.006cm" svg:y="1cm">
          <draw:text-box>
            <text:p><text:span text:style-name="T2">LibIso15118</text:span></text:p>
            <text:p><text:span text:style-name="T3">Source code library</text:span></text:p>
          </draw:text-box>
        </draw:frame>
        <draw:line draw:style-name="gr7" draw:text-style-name="P2" draw:layer="layout" svg:x1="2cm" svg:y1="15.003cm" svg:x2="34cm" svg:y2="15.003cm">
          <text:p/>
        </draw:line>
        <draw:frame draw:style-name="gr8" draw:text-style-name="P5" draw:layer="layout" svg:width="2cm" svg:height="0.704cm" svg:x="2cm" svg:y="14.303cm">
          <draw:text-box>
            <text:p text:style-name="P2"><text:span text:style-name="T4">HAL</text:span></text:p>
          </draw:text-box>
        </draw:frame>
        <draw:rect draw:style-name="gr9" draw:text-style-name="P6" draw:layer="layout" svg:width="4.499cm" svg:height="1.3cm" svg:x="5.001cm" svg:y="15.703cm">
          <text:p/>
        </draw:rect>
        <draw:rect draw:style-name="gr10" draw:text-style-name="P6" draw:layer="layout" svg:width="4.499cm" svg:height="0.7cm" svg:x="5.001cm" svg:y="15.003cm">
          <text:p/>
        </draw:rect>
        <draw:frame draw:style-name="gr11" draw:text-style-name="P7" draw:layer="layout" svg:width="4.499cm" svg:height="0.704cm" svg:x="5.001cm" svg:y="15.003cm">
          <draw:text-box>
            <text:p text:style-name="P2"><text:span text:style-name="T5">cUdpSocket</text:span></text:p>
          </draw:text-box>
        </draw:frame>
        <draw:frame draw:style-name="gr12" draw:text-style-name="P9" draw:layer="layout" svg:width="4.499cm" svg:height="0.687cm" svg:x="5.001cm" svg:y="16.337cm">
          <draw:text-box>
            <text:p text:style-name="P8"><text:span text:style-name="T6">receive()</text:span></text:p>
          </draw:text-box>
        </draw:frame>
        <draw:rect draw:style-name="gr9" draw:text-style-name="P6" draw:layer="layout" svg:width="4.499cm" svg:height="1.3cm" svg:x="11.002cm" svg:y="15.703cm">
          <text:p/>
        </draw:rect>
        <draw:rect draw:style-name="gr10" draw:text-style-name="P6" draw:layer="layout" svg:width="4.499cm" svg:height="0.7cm" svg:x="11.002cm" svg:y="15.003cm">
          <text:p/>
        </draw:rect>
        <draw:frame draw:style-name="gr11" draw:text-style-name="P7" draw:layer="layout" svg:width="4.499cm" svg:height="0.704cm" svg:x="11.001cm" svg:y="15.003cm">
          <draw:text-box>
            <text:p text:style-name="P2"><text:span text:style-name="T5">cTcpClient</text:span></text:p>
          </draw:text-box>
        </draw:frame>
        <draw:rect draw:style-name="gr9" draw:text-style-name="P6" draw:layer="layout" svg:width="4.997cm" svg:height="1.3cm" svg:x="17.003cm" svg:y="15.703cm">
          <text:p/>
        </draw:rect>
        <draw:rect draw:style-name="gr10" draw:text-style-name="P6" draw:layer="layout" svg:width="4.997cm" svg:height="0.7cm" svg:x="17.003cm" svg:y="15.003cm">
          <text:p/>
        </draw:rect>
        <draw:frame draw:style-name="gr11" draw:text-style-name="P7" draw:layer="layout" svg:width="4.997cm" svg:height="0.704cm" svg:x="17.003cm" svg:y="15.003cm">
          <draw:text-box>
            <text:p text:style-name="P2"><text:span text:style-name="T5">cConnectedClient</text:span></text:p>
          </draw:text-box>
        </draw:frame>
        <draw:rect draw:style-name="gr9" draw:text-style-name="P6" draw:layer="layout" svg:width="4.499cm" svg:height="1.3cm" svg:x="22.999cm" svg:y="15.703cm">
          <text:p/>
        </draw:rect>
        <draw:rect draw:style-name="gr10" draw:text-style-name="P6" draw:layer="layout" svg:width="4.499cm" svg:height="0.7cm" svg:x="22.999cm" svg:y="15.003cm">
          <text:p/>
        </draw:rect>
        <draw:frame draw:style-name="gr11" draw:text-style-name="P7" draw:layer="layout" svg:width="4.499cm" svg:height="0.704cm" svg:x="22.999cm" svg:y="15.003cm">
          <draw:text-box>
            <text:p text:style-name="P2"><text:span text:style-name="T5">cTcpServer</text:span></text:p>
          </draw:text-box>
        </draw:frame>
        <draw:frame draw:style-name="gr12" draw:text-style-name="P9" draw:layer="layout" svg:width="4.499cm" svg:height="0.687cm" svg:x="22.999cm" svg:y="16.316cm">
          <draw:text-box>
            <text:p text:style-name="P8"><text:span text:style-name="T6">newClient()</text:span></text:p>
          </draw:text-box>
        </draw:frame>
        <draw:frame draw:style-name="gr12" draw:text-style-name="P9" draw:layer="layout" svg:width="4.499cm" svg:height="0.687cm" svg:x="22.999cm" svg:y="15.716cm">
          <draw:text-box>
            <text:p text:style-name="P8"><text:span text:style-name="T6">open(port, interface)</text:span></text:p>
          </draw:text-box>
        </draw:frame>
        <draw:polyline draw:style-name="gr3" draw:text-style-name="P1" draw:layer="layout" svg:width="0.999cm" svg:height="1.299cm" svg:x="22cm" svg:y="15.403cm" svg:viewBox="0 0 1000 1300" draw:points="1000,1300 500,1300 500,0 0,0">
          <text:p/>
        </draw:polyline>
        <draw:rect draw:style-name="gr13" draw:text-style-name="P6" draw:layer="layout" svg:width="12cm" svg:height="2.3cm" svg:x="5cm" svg:y="3.704cm">
          <text:p/>
        </draw:rect>
        <draw:rect draw:style-name="gr10" draw:text-style-name="P6" draw:layer="layout" svg:width="12cm" svg:height="0.7cm" svg:x="5cm" svg:y="3.004cm">
          <text:p/>
        </draw:rect>
        <draw:frame draw:style-name="gr11" draw:text-style-name="P7" draw:layer="layout" svg:width="12cm" svg:height="0.704cm" svg:x="5cm" svg:y="3cm">
          <draw:text-box>
            <text:p text:style-name="P2"><text:span text:style-name="T5">cIsoProcessSECC / cIsoProcessEVCC</text:span></text:p>
          </draw:text-box>
        </draw:frame>
        <draw:frame draw:style-name="gr12" draw:text-style-name="P9" draw:layer="layout" svg:width="8.3cm" svg:height="0.687cm" svg:x="5cm" svg:y="3.717cm">
          <draw:text-box>
            <text:p text:style-name="P8"><text:span text:style-name="T6">operate()</text:span></text:p>
          </draw:text-box>
        </draw:frame>
        <draw:frame draw:style-name="gr12" draw:text-style-name="P9" draw:layer="layout" svg:width="2.3cm" svg:height="0.687cm" svg:x="10.8cm" svg:y="5.341cm">
          <draw:text-box>
            <text:p text:style-name="P8"><text:span text:style-name="T6">evaluate()</text:span></text:p>
          </draw:text-box>
        </draw:frame>
        <draw:frame draw:style-name="gr12" draw:text-style-name="P9" draw:layer="layout" svg:width="3.8cm" svg:height="0.687cm" svg:x="6.8cm" svg:y="5.313cm">
          <draw:text-box>
            <text:p text:style-name="P8"><text:span text:style-name="T6">onFrameReceive()</text:span></text:p>
          </draw:text-box>
        </draw:frame>
        <draw:line draw:style-name="gr14" draw:text-style-name="P1" draw:layer="layout" svg:x1="10.3cm" svg:y1="5.707cm" svg:x2="11cm" svg:y2="5.707cm">
          <text:p/>
        </draw:line>
        <draw:rect draw:style-name="gr9" draw:text-style-name="P6" draw:layer="layout" svg:width="9cm" svg:height="1.3cm" svg:x="8cm" svg:y="11.403cm">
          <text:p/>
        </draw:rect>
        <draw:rect draw:style-name="gr10" draw:text-style-name="P6" draw:layer="layout" svg:width="4.499cm" svg:height="0.7cm" svg:x="8cm" svg:y="10.703cm">
          <text:p/>
        </draw:rect>
        <draw:frame draw:style-name="gr11" draw:text-style-name="P7" draw:layer="layout" svg:width="4.499cm" svg:height="0.704cm" svg:x="8cm" svg:y="10.703cm">
          <draw:text-box>
            <text:p text:style-name="P2"><text:span text:style-name="T5">cDin70121openV2g</text:span></text:p>
          </draw:text-box>
        </draw:frame>
        <draw:frame draw:style-name="gr12" draw:text-style-name="P9" draw:layer="layout" svg:width="9cm" svg:height="0.687cm" svg:x="8cm" svg:y="11.403cm">
          <draw:text-box>
            <text:p text:style-name="P8"><text:span text:style-name="T6">write_V2gSessionSetupReq()</text:span></text:p>
          </draw:text-box>
        </draw:frame>
        <draw:frame draw:style-name="gr12" draw:text-style-name="P9" draw:layer="layout" svg:width="9cm" svg:height="0.687cm" svg:x="8cm" svg:y="11.962cm">
          <draw:text-box>
            <text:p text:style-name="P8"><text:span text:style-name="T6">read_V2gSessionSetupReq()</text:span></text:p>
          </draw:text-box>
        </draw:frame>
        <draw:rect draw:style-name="gr10" draw:text-style-name="P6" draw:layer="layout" svg:width="8.999cm" svg:height="0.7cm" svg:x="8.001cm" svg:y="6.996cm">
          <text:p/>
        </draw:rect>
        <draw:frame draw:style-name="gr11" draw:text-style-name="P7" draw:layer="layout" svg:width="8.999cm" svg:height="0.704cm" svg:x="8.001cm" svg:y="6.996cm">
          <draw:text-box>
            <text:p text:style-name="P2"><text:span text:style-name="T5">cExiCodec</text:span></text:p>
          </draw:text-box>
        </draw:frame>
        <draw:polyline draw:style-name="gr3" draw:text-style-name="P1" draw:layer="layout" svg:width="6.299cm" svg:height="1.099cm" svg:x="13.2cm" svg:y="13.903cm" svg:viewBox="0 0 6300 1100" draw:points="0,0 6300,0 6300,1100">
          <text:p/>
        </draw:polyline>
        <draw:frame draw:style-name="gr15" draw:text-style-name="P10" draw:layer="layout" svg:width="1.84cm" svg:height="0.687cm" svg:x="13.5cm" svg:y="14.116cm">
          <draw:text-box>
            <text:p><text:span text:style-name="T7">(EVCC)</text:span></text:p>
          </draw:text-box>
        </draw:frame>
        <draw:frame draw:style-name="gr15" draw:text-style-name="P10" draw:layer="layout" svg:width="1.84cm" svg:height="0.687cm" svg:x="19.8cm" svg:y="14.117cm">
          <draw:text-box>
            <text:p><text:span text:style-name="T7">(SECC)</text:span></text:p>
          </draw:text-box>
        </draw:frame>
        <draw:rect draw:style-name="gr10" draw:text-style-name="P6" draw:layer="layout" svg:width="4.499cm" svg:height="0.7cm" svg:x="12.5cm" svg:y="10.701cm">
          <text:p/>
        </draw:rect>
        <draw:frame draw:style-name="gr11" draw:text-style-name="P7" draw:layer="layout" svg:width="4.499cm" svg:height="0.704cm" svg:x="12.5cm" svg:y="10.701cm">
          <draw:text-box>
            <text:p text:style-name="P2"><text:span text:style-name="T5">cIso15118openV2g</text:span></text:p>
          </draw:text-box>
        </draw:frame>
        <draw:line draw:style-name="gr3" draw:text-style-name="P1" draw:layer="layout" svg:x1="14.2cm" svg:y1="6cm" svg:x2="14.2cm" svg:y2="7cm">
          <text:p/>
        </draw:line>
        <draw:polyline draw:style-name="gr3" draw:text-style-name="P1" draw:layer="layout" svg:width="0.002cm" svg:height="9.002cm" svg:x="6.2cm" svg:y="6cm" svg:viewBox="0 0 3 9003" draw:points="0,0 0,3703 3,7200 0,7203 0,9003">
          <text:p/>
        </draw:polyline>
        <draw:polyline draw:style-name="gr16" draw:text-style-name="P1" draw:layer="layout" svg:width="6.799cm" svg:height="9.002cm" svg:x="6.4cm" svg:y="6cm" svg:viewBox="0 0 6800 9003" draw:points="51,0 51,3703 3,6800 0,6803 20,7903 6800,7903 6800,9003">
          <text:p/>
        </draw:polyline>
        <draw:frame draw:style-name="gr12" draw:text-style-name="P9" draw:layer="layout" svg:width="2cm" svg:height="0.687cm" svg:x="5.809cm" svg:y="4.6cm">
          <draw:text-box>
            <text:p text:style-name="P8"><text:span text:style-name="T6">send()</text:span></text:p>
          </draw:text-box>
        </draw:frame>
        <draw:line draw:style-name="gr17" draw:text-style-name="P1" draw:layer="layout" svg:x1="7.5cm" svg:y1="15.003cm" svg:x2="7.5cm" svg:y2="6cm">
          <text:p/>
        </draw:line>
        <draw:polyline draw:style-name="gr17" draw:text-style-name="P1" draw:layer="layout" svg:width="5.799cm" svg:height="8.999cm" svg:x="7.7cm" svg:y="6cm" svg:viewBox="0 0 5800 9000" draw:points="5800,9000 5800,7600 0,7600 0,0">
          <text:p/>
        </draw:polyline>
        <draw:polyline draw:style-name="gr17" draw:text-style-name="P1" draw:layer="layout" svg:width="6.299cm" svg:height="1.399cm" svg:x="13.5cm" svg:y="13.603cm" svg:viewBox="0 0 6300 1400" draw:points="6300,1400 6300,0 0,0">
          <text:p/>
        </draw:polyline>
        <draw:frame draw:style-name="gr12" draw:text-style-name="P9" draw:layer="layout" svg:width="4.499cm" svg:height="0.687cm" svg:x="11cm" svg:y="15.703cm">
          <draw:text-box>
            <text:p text:style-name="P8"><text:span text:style-name="T6">send()</text:span></text:p>
          </draw:text-box>
        </draw:frame>
        <draw:frame draw:style-name="gr12" draw:text-style-name="P9" draw:layer="layout" svg:width="4.499cm" svg:height="0.687cm" svg:x="5.001cm" svg:y="15.704cm">
          <draw:text-box>
            <text:p text:style-name="P8"><text:span text:style-name="T6">send()</text:span></text:p>
          </draw:text-box>
        </draw:frame>
        <draw:frame draw:style-name="gr12" draw:text-style-name="P9" draw:layer="layout" svg:width="4.499cm" svg:height="0.687cm" svg:x="11.002cm" svg:y="16.338cm">
          <draw:text-box>
            <text:p text:style-name="P8"><text:span text:style-name="T6">receive()</text:span></text:p>
          </draw:text-box>
        </draw:frame>
        <draw:frame draw:style-name="gr12" draw:text-style-name="P9" draw:layer="layout" svg:width="4.499cm" svg:height="0.687cm" svg:x="5.002cm" svg:y="16.338cm">
          <draw:text-box>
            <text:p text:style-name="P8"><text:span text:style-name="T6">receive()</text:span></text:p>
          </draw:text-box>
        </draw:frame>
        <draw:frame draw:style-name="gr12" draw:text-style-name="P9" draw:layer="layout" svg:width="4.999cm" svg:height="0.687cm" svg:x="17.001cm" svg:y="15.704cm">
          <draw:text-box>
            <text:p text:style-name="P8"><text:span text:style-name="T6">send()</text:span></text:p>
          </draw:text-box>
        </draw:frame>
        <draw:frame draw:style-name="gr18" draw:text-style-name="P9" draw:layer="layout" svg:width="4.997cm" svg:height="0.763cm" svg:x="17.003cm" svg:y="16.301cm">
          <draw:text-box>
            <text:p text:style-name="P8"><text:span text:style-name="T6">receive()</text:span></text:p>
          </draw:text-box>
        </draw:frame>
        <draw:frame draw:style-name="gr19" draw:text-style-name="P11" draw:layer="layout" svg:width="2.39cm" svg:height="1.039cm" svg:x="2.01cm" svg:y="15.061cm">
          <draw:text-box>
            <text:p text:style-name="P11">See library:</text:p>
            <text:p text:style-name="P11">LibCpp/HAL</text:p>
          </draw:text-box>
        </draw:frame>
        <draw:rect draw:style-name="gr9" draw:text-style-name="P6" draw:layer="layout" svg:width="9cm" svg:height="1.797cm" svg:x="8cm" svg:y="7.703cm">
          <text:p/>
        </draw:rect>
        <draw:frame draw:style-name="gr12" draw:text-style-name="P13" draw:layer="layout" svg:width="2.2cm" svg:height="0.687cm" svg:x="13.128cm" svg:y="7.684cm">
          <draw:text-box>
            <text:p text:style-name="P12"><text:span text:style-name="T6">encode()</text:span></text:p>
          </draw:text-box>
        </draw:frame>
        <draw:frame draw:style-name="gr20" draw:text-style-name="P13" draw:layer="layout" svg:width="2.739cm" svg:height="0.687cm" svg:x="10.8cm" svg:y="7.7cm">
          <draw:text-box>
            <text:p text:style-name="P12"><text:span text:style-name="T6">decode()</text:span></text:p>
          </draw:text-box>
        </draw:frame>
        <draw:polyline draw:style-name="gr21" draw:text-style-name="P1" draw:layer="layout" svg:width="6.599cm" svg:height="0.999cm" svg:x="7.6cm" svg:y="5cm" svg:viewBox="0 0 6600 1000" draw:points="0,0 6600,0 6600,1000">
          <text:p/>
        </draw:polyline>
        <draw:line draw:style-name="gr3" draw:text-style-name="P1" draw:layer="layout" svg:x1="11.817cm" svg:y1="6cm" svg:x2="11.8cm" svg:y2="7cm">
          <text:p/>
        </draw:line>
        <draw:line draw:style-name="gr14" draw:text-style-name="P1" draw:layer="layout" svg:x1="6.3cm" svg:y1="5.3cm" svg:x2="6.3cm" svg:y2="6cm">
          <text:p/>
        </draw:line>
        <draw:frame draw:style-name="gr12" draw:text-style-name="P9" draw:layer="layout" svg:width="9cm" svg:height="0.687cm" svg:x="8cm" svg:y="8.2cm">
          <draw:text-box>
            <text:p text:style-name="P8"><text:span text:style-name="T6">write_V2gSdpReq()</text:span></text:p>
          </draw:text-box>
        </draw:frame>
        <draw:frame draw:style-name="gr12" draw:text-style-name="P9" draw:layer="layout" svg:width="9cm" svg:height="0.687cm" svg:x="8cm" svg:y="8.796cm">
          <draw:text-box>
            <text:p text:style-name="P8"><text:span text:style-name="T6">write_V2gSupportedAppProtocolReq()</text:span></text:p>
          </draw:text-box>
        </draw:frame>
        <draw:line draw:style-name="gr4" draw:text-style-name="P1" draw:layer="layout" svg:x1="10.3cm" svg:y1="10.7cm" svg:x2="10.3cm" svg:y2="9.5cm">
          <text:p/>
        </draw:line>
        <draw:line draw:style-name="gr4" draw:text-style-name="P1" draw:layer="layout" svg:x1="14.4cm" svg:y1="10.713cm" svg:x2="14.4cm" svg:y2="9.513cm">
          <text:p/>
        </draw:line>
        <draw:frame draw:style-name="gr19" draw:text-style-name="P11" draw:layer="layout" svg:width="4.998cm" svg:height="1.039cm" svg:x="12cm" svg:y="1.961cm">
          <draw:text-box>
            <text:p text:style-name="P11">State machine for ISO 15118</text:p>
            <text:p text:style-name="P11">high level communication</text:p>
          </draw:text-box>
        </draw:frame>
        <draw:line draw:style-name="gr7" draw:text-style-name="P2" draw:layer="layout" svg:x1="19cm" svg:y1="6cm" svg:x2="29cm" svg:y2="6cm">
          <text:p/>
        </draw:line>
        <draw:frame draw:style-name="gr22" draw:text-style-name="P5" draw:layer="layout" svg:width="2.5cm" svg:height="1.21cm" svg:x="26.6cm" svg:y="4.8cm">
          <draw:text-box>
            <text:p text:style-name="P2"><text:span text:style-name="T4">Device</text:span><text:span text:style-name="T4"><text:line-break/></text:span><text:span text:style-name="T4">Hardware</text:span></text:p>
          </draw:text-box>
        </draw:frame>
        <draw:rect draw:style-name="gr13" draw:text-style-name="P6" draw:layer="layout" svg:width="3.9cm" svg:height="2.1cm" svg:x="24cm" svg:y="7.2cm">
          <text:p/>
        </draw:rect>
        <draw:rect draw:style-name="gr10" draw:text-style-name="P6" draw:layer="layout" svg:width="3.9cm" svg:height="1.2cm" svg:x="24cm" svg:y="6cm">
          <text:p/>
        </draw:rect>
        <draw:frame draw:style-name="gr23" draw:text-style-name="P7" draw:layer="layout" svg:width="3.9cm" svg:height="1.157cm" svg:x="24cm" svg:y="6cm">
          <draw:text-box>
            <text:p text:style-name="P2"><text:span text:style-name="T5">cSeHardware / cEvHardware</text:span></text:p>
          </draw:text-box>
        </draw:frame>
        <draw:frame draw:style-name="gr12" draw:text-style-name="P9" draw:layer="layout" svg:width="3.899cm" svg:height="0.687cm" svg:x="24.001cm" svg:y="8.5cm">
          <draw:text-box>
            <text:p text:style-name="P8"><text:span text:style-name="T6">batteryVoltage()</text:span></text:p>
          </draw:text-box>
        </draw:frame>
        <draw:frame draw:style-name="gr24" draw:text-style-name="P9" draw:layer="layout" svg:width="4.1cm" svg:height="0.687cm" svg:x="24cm" svg:y="7.843cm">
          <draw:text-box>
            <text:p text:style-name="P8"><text:span text:style-name="T6">socketContactor()</text:span></text:p>
          </draw:text-box>
        </draw:frame>
        <draw:rect draw:style-name="gr9" draw:text-style-name="P6" draw:layer="layout" svg:width="3.4cm" svg:height="1.3cm" svg:x="20cm" svg:y="6.7cm">
          <text:p/>
        </draw:rect>
        <draw:rect draw:style-name="gr10" draw:text-style-name="P6" draw:layer="layout" svg:width="3.4cm" svg:height="0.684cm" svg:x="20cm" svg:y="6.008cm">
          <text:p/>
        </draw:rect>
        <draw:frame draw:style-name="gr11" draw:text-style-name="P7" draw:layer="layout" svg:width="3.4cm" svg:height="0.704cm" svg:x="20cm" svg:y="6cm">
          <draw:text-box>
            <text:p text:style-name="P2"><text:span text:style-name="T5">cControlPilot</text:span></text:p>
          </draw:text-box>
        </draw:frame>
        <draw:frame draw:style-name="gr12" draw:text-style-name="P9" draw:layer="layout" svg:width="3.4cm" svg:height="0.687cm" svg:x="20cm" svg:y="7.313cm">
          <draw:text-box>
            <text:p text:style-name="P8"><text:span text:style-name="T6">getState()</text:span></text:p>
          </draw:text-box>
        </draw:frame>
        <draw:frame draw:style-name="gr12" draw:text-style-name="P9" draw:layer="layout" svg:width="3.4cm" svg:height="0.687cm" svg:x="20cm" svg:y="6.713cm">
          <draw:text-box>
            <text:p text:style-name="P8"><text:span text:style-name="T6">setState()</text:span></text:p>
          </draw:text-box>
        </draw:frame>
        <draw:frame draw:style-name="gr12" draw:text-style-name="P9" draw:layer="layout" svg:width="3.899cm" svg:height="0.687cm" svg:x="24.001cm" svg:y="7.213cm">
          <draw:text-box>
            <text:p text:style-name="P8"><text:span text:style-name="T6">powerSource()</text:span></text:p>
          </draw:text-box>
        </draw:frame>
        <draw:polyline draw:style-name="gr3" draw:text-style-name="P1" draw:layer="layout" svg:width="4.699cm" svg:height="0.9cm" svg:x="17cm" svg:y="5.1cm" svg:viewBox="0 0 4700 901" draw:points="0,0 4700,0 4700,901">
          <text:p/>
        </draw:polyline>
        <draw:polyline draw:style-name="gr3" draw:text-style-name="P1" draw:layer="layout" svg:width="8.999cm" svg:height="1.599cm" svg:x="17cm" svg:y="4.4cm" svg:viewBox="0 0 9000 1600" draw:points="0,0 9000,0 9000,1600">
          <text:p/>
        </draw:polyline>
        <draw:rect draw:style-name="gr9" draw:text-style-name="P6" draw:layer="layout" svg:width="4.499cm" svg:height="1.3cm" svg:x="28.302cm" svg:y="15.692cm">
          <text:p/>
        </draw:rect>
        <draw:rect draw:style-name="gr10" draw:text-style-name="P6" draw:layer="layout" svg:width="4.499cm" svg:height="0.7cm" svg:x="28.302cm" svg:y="14.992cm">
          <text:p/>
        </draw:rect>
        <draw:frame draw:style-name="gr11" draw:text-style-name="P7" draw:layer="layout" svg:width="4.499cm" svg:height="0.704cm" svg:x="28.301cm" svg:y="14.992cm">
          <draw:text-box>
            <text:p text:style-name="P2"><text:span text:style-name="T5">cPacketSocket</text:span></text:p>
          </draw:text-box>
        </draw:frame>
        <draw:frame draw:style-name="gr12" draw:text-style-name="P9" draw:layer="layout" svg:width="4.499cm" svg:height="0.687cm" svg:x="28.3cm" svg:y="15.692cm">
          <draw:text-box>
            <text:p text:style-name="P8"><text:span text:style-name="T6">send()</text:span></text:p>
          </draw:text-box>
        </draw:frame>
        <draw:frame draw:style-name="gr12" draw:text-style-name="P9" draw:layer="layout" svg:width="4.499cm" svg:height="0.687cm" svg:x="28.302cm" svg:y="16.327cm">
          <draw:text-box>
            <text:p text:style-name="P8"><text:span text:style-name="T6">receive()</text:span></text:p>
          </draw:text-box>
        </draw:frame>
        <draw:polyline draw:style-name="gr3" draw:text-style-name="P1" draw:layer="layout" svg:width="8.999cm" svg:height="6.999cm" svg:x="21.6cm" svg:y="8cm" svg:viewBox="0 0 9000 7000" draw:points="0,0 0,4400 9000,4400 9000,7000 9000,69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Strichpunkt" draw:style="rect" draw:dots1="1" draw:dots1-length="0.15cm" draw:dots2="1" draw:distance="0.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af Simon</meta:initial-creator>
    <meta:creation-date>2024-01-31T13:07:50.71</meta:creation-date>
    <dc:date>2025-02-07T11:19:12.37</dc:date>
    <dc:creator>Olaf Simon</dc:creator>
    <meta:editing-duration>P2DT45S</meta:editing-duration>
    <meta:editing-cycles>35</meta:editing-cycles>
    <meta:generator>OpenOffice/4.1.15$Win32 OpenOffice.org_project/4115m2$Build-9813</meta:generator>
    <meta:document-statistic meta:object-count="92"/>
  </office:meta>
</office:document-meta>
</file>